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2" svg:font-family="Arial" style:font-family-generic="swiss"/>
    <style:font-face style:name="Liberation Mono" svg:font-family="'Liberation Mono'" style:font-family-generic="modern" style:font-pitch="fixed"/>
    <style:font-face style:name="Lucida Console" svg:font-family="'Lucida Console'" style:font-family-generic="modern" style:font-pitch="fixed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Georgia" fo:font-size="12pt" officeooo:rsid="0006b061" officeooo:paragraph-rsid="0006b061" style:font-size-asian="12pt" style:font-size-complex="12pt"/>
    </style:style>
    <style:style style:name="P2" style:family="paragraph" style:parent-style-name="Standard">
      <style:text-properties style:font-name="Georgia" fo:font-size="12pt" officeooo:rsid="0006b061" officeooo:paragraph-rsid="00086a6e" style:font-size-asian="12pt" style:font-size-complex="12pt"/>
    </style:style>
    <style:style style:name="P3" style:family="paragraph" style:parent-style-name="Standard">
      <style:text-properties style:font-name="Georgia" fo:font-size="12pt" officeooo:rsid="0006b061" officeooo:paragraph-rsid="000a9263" style:font-size-asian="12pt" style:font-size-complex="12pt"/>
    </style:style>
    <style:style style:name="P4" style:family="paragraph" style:parent-style-name="Standard">
      <style:text-properties style:font-name="Georgia" fo:font-size="12pt" officeooo:rsid="00086a6e" officeooo:paragraph-rsid="0006b061" style:font-size-asian="12pt" style:font-size-complex="12pt"/>
    </style:style>
    <style:style style:name="P5" style:family="paragraph" style:parent-style-name="Standard">
      <style:text-properties style:font-name="Georgia" fo:font-size="12pt" officeooo:rsid="000a9263" officeooo:paragraph-rsid="000a9263" style:font-size-asian="12pt" style:font-size-complex="12pt"/>
    </style:style>
    <style:style style:name="P6" style:family="paragraph" style:parent-style-name="Standard">
      <style:text-properties style:text-position="0% 100%" style:font-name="Georgia" fo:font-size="12pt" officeooo:rsid="0006b061" officeooo:paragraph-rsid="0006b061" style:font-size-asian="12pt" style:font-size-complex="12pt"/>
    </style:style>
    <style:style style:name="T1" style:family="text">
      <style:text-properties style:font-name="Liberation Mono" officeooo:rsid="0006b061"/>
    </style:style>
    <style:style style:name="T2" style:family="text">
      <style:text-properties style:text-position="sub 58%"/>
    </style:style>
    <style:style style:name="T3" style:family="text">
      <style:text-properties officeooo:rsid="0006f091"/>
    </style:style>
    <style:style style:name="T4" style:family="text">
      <style:text-properties style:text-position="0% 100%"/>
    </style:style>
    <style:style style:name="T5" style:family="text">
      <style:text-properties style:text-position="0% 100%" officeooo:rsid="00086a6e"/>
    </style:style>
    <style:style style:name="T6" style:family="text">
      <style:text-properties officeooo:rsid="00086a6e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officeooo:rsid="0009ea8e"/>
    </style:style>
    <style:style style:name="T9" style:family="text">
      <style:text-properties officeooo:rsid="000a9263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7">Jumbo Ark, </text:span>Nick Lowe</text:p>
      <text:p text:style-name="P1"/>
      <text:p text:style-name="P1">B♭- - - / B♭- - - <text:s/></text:p>
      <text:p text:style-name="P1"/>
      <text:p text:style-name="P2">I want to build a jumbo ark, <text:span text:style-name="T6">A</text:span> stretch 747</text:p>
      <text:p text:style-name="P1">And with the grace of God, I will win my place in heaven</text:p>
      <text:p text:style-name="P6">B♭- - Gm / B♭ F7 B♭-</text:p>
      <text:p text:style-name="P4"/>
      <text:p text:style-name="P1">Mr. Boeing can you hear me now?, Way up there in Seattle</text:p>
      <text:p text:style-name="P1">You better sit your big self down, ‘Cause I’m about to make your phone line rattle</text:p>
      <text:p text:style-name="P1">Get busy with your peppy team, And your compass and protractor</text:p>
      <text:p text:style-name="P1">‘Cause I’m sent here to contract ya, To construct this winged thing</text:p>
      <text:p text:style-name="P2">B♭- - <text:span text:style-name="T3">E</text:span>♭<text:span text:style-name="T3">/ - </text:span>B♭ <text:s/>F<text:span text:style-name="T4">7 - </text:span></text:p>
      <text:p text:style-name="P2">B♭- - <text:span text:style-name="T3">E</text:span>♭<text:span text:style-name="T3">/ - </text:span>B♭ <text:s/>F<text:span text:style-name="T4">7 </text:span><text:span text:style-name="T5">B</text:span><text:span text:style-name="T4">♭ </text:span></text:p>
      <text:p text:style-name="P1"/>
      <text:p text:style-name="P1">I want to build a jumbo ark...</text:p>
      <text:p text:style-name="P4"/>
      <text:p text:style-name="P2">We’re talking ‘bout an aquaplane, With its floats made out of liners</text:p>
      <text:p text:style-name="P1">And a hold like Carolina, For the load it must contain</text:p>
      <text:p text:style-name="P1">Don’t tell me that it can’t be done, ‘Cause we’re living in the eighties</text:p>
      <text:p text:style-name="P1">Boy we will not me mateys, Unless we do this winged thing</text:p>
      <text:p text:style-name="P1"/>
      <text:p text:style-name="P1">I want to build a jumbo ark...</text:p>
      <text:p text:style-name="P4"/>
      <text:p text:style-name="P2">Information I have received, From let’s say higher sources</text:p>
      <text:p text:style-name="P1">That leads me to believe, That heavy weather is around the bend</text:p>
      <text:p text:style-name="P1">The clouds are gonna bump and grind, And down will rain destruction</text:p>
      <text:p text:style-name="P1">But with the aid of our construction, We’ll survive and thrive again</text:p>
      <text:p text:style-name="P1"/>
      <text:p text:style-name="P1">I want to build a jumbo ark...</text:p>
      <text:p text:style-name="P4"/>
      <text:p text:style-name="P1">I want to take the ape and the kangaroo, From out the wild and out of the zoo</text:p>
      <text:p text:style-name="P1">I’m gonna have to take extra cattle and swine, ‘Cause the beasts on each other do love to dine</text:p>
      <text:p text:style-name="P3">Every fish, fowl, thing that howl, Will all be kicking up a hell of a row</text:p>
      <text:p text:style-name="P5">C - - - | - - - -</text:p>
      <text:p text:style-name="P5">C - - - | - - - -</text:p>
      <text:p text:style-name="P5">C - - - | - - - <text:span text:style-name="T3">E♭</text:span></text:p>
      <text:p text:style-name="P3"/>
      <text:p text:style-name="P1">When I build a jumbo ark..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2" svg:font-family="Arial" style:font-family-generic="swiss"/>
    <style:font-face style:name="Liberation Mono" svg:font-family="'Liberation Mono'" style:font-family-generic="modern" style:font-pitch="fixed"/>
    <style:font-face style:name="Lucida Console" svg:font-family="'Lucida Console'" style:font-family-generic="modern" style:font-pitch="fixed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0-12T08:47:17.485000000</meta:creation-date>
    <dc:date>2019-10-13T09:46:08.960000000</dc:date>
    <meta:editing-duration>P1DT37M16S</meta:editing-duration>
    <meta:editing-cycles>6</meta:editing-cycles>
    <meta:generator>LibreOffice/6.3.2.2$Windows_X86_64 LibreOffice_project/98b30e735bda24bc04ab42594c85f7fd8be07b9c</meta:generator>
    <meta:document-statistic meta:table-count="0" meta:image-count="0" meta:object-count="0" meta:page-count="1" meta:paragraph-count="29" meta:word-count="307" meta:character-count="1387" meta:non-whitespace-character-count="1103"/>
  </office:meta>
</office:document-meta>
</file>